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5.211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8.31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5983b0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b4c7dc" style:diagonal-bl-tr="none" style:diagonal-tl-br="none" style:text-align-source="value-type" style:repeat-content="false" fo:wrap-option="no-wrap" fo:border="0.51pt solid #000000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#5983b0" fo:border="0.74pt solid #000000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b4c7d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7"/>
        <table:table-row table:style-name="ro1">
          <table:table-cell table:style-name="ce1" office:value-type="string" calcext:value-type="string">
            <text:p>OU</text:p>
          </table:table-cell>
          <table:table-cell table:style-name="ce1" office:value-type="string" calcext:value-type="string">
            <text:p>utilisateur</text:p>
          </table:table-cell>
          <table:table-cell table:style-name="ce1" office:value-type="string" calcext:value-type="string">
            <text:p>Test connexion</text:p>
          </table:table-cell>
          <table:table-cell table:style-name="ce1" office:value-type="string" calcext:value-type="string">
            <text:p>Lien partage</text:p>
          </table:table-cell>
          <table:table-cell table:style-name="ce1" office:value-type="string" calcext:value-type="string">
            <text:p>Test permissions</text:p>
          </table:table-cell>
          <table:table-cell table:style-name="ce6" office:value-type="string" calcext:value-type="string">
            <text:p>Tests autres</text:p>
          </table:table-cell>
        </table:table-row>
        <table:table-row table:style-name="ro1">
          <table:table-cell office:value-type="string" calcext:value-type="string">
            <text:p>Administratif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a xlink:href="file://WIN-477LS0CAG27/Partages" xlink:type="simple">\\WIN-477LS0CAG27\Partages</text:a>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1">
          <table:table-cell table:style-name="ce3" office:value-type="string" calcext:value-type="string">
            <text:p>Administratif</text:p>
          </table:table-cell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<text:a xlink:href="file://WIN-477LS0CAG27/Partages" xlink:type="simple">\\WIN-477LS0CAG27\Partages</text:a></text:p>
          </table:table-cell>
          <table:table-cell table:style-name="ce3" office:value-type="string" calcext:value-type="string">
            <text:p>oui</text:p>
          </table:table-cell>
          <table:table-cell table:style-name="ce8"/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Didi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a xlink:href="file://WIN-477LS0CAG27/Partages" xlink:type="simple">\\WIN-477LS0CAG27\Partages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Firefox ne s’installe pas, erreur reseau ?</text:p>
          </table:table-cell>
        </table:table-row>
        <table:table-row table:style-name="ro1"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Jean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<text:a xlink:href="file://WIN-477LS0CAG27/Partages" xlink:type="simple">\\WIN-477LS0CAG27\Partages</text:a></text:p>
          </table:table-cell>
          <table:table-cell table:style-name="ce3" office:value-type="string" calcext:value-type="string">
            <text:p>oui</text:p>
          </table:table-cell>
          <table:table-cell table:style-name="ce8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a xlink:href="file://WIN-477LS0CAG27/Partages" xlink:type="simple">\\WIN-477LS0CAG27\Partages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hortcut paint fonctionnel</text:p>
          </table:table-cell>
        </table:table-row>
        <table:table-row table:style-name="ro1">
          <table:table-cell table:style-name="ce3" office:value-type="string" calcext:value-type="string">
            <text:p>Marketing</text:p>
          </table:table-cell>
          <table:table-cell table:style-name="ce3" office:value-type="string" calcext:value-type="string">
            <text:p>Pedro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<text:a xlink:href="file://WIN-477LS0CAG27/Partages" xlink:type="simple">\\WIN-477LS0CAG27\Partages</text:a></text:p>
          </table:table-cell>
          <table:table-cell table:style-name="ce3" office:value-type="string" calcext:value-type="string">
            <text:p>oui</text:p>
          </table:table-cell>
          <table:table-cell table:style-name="ce8"/>
        </table:table-row>
        <table:table-row table:style-name="ro1">
          <table:table-cell office:value-type="string" calcext:value-type="string">
            <text:p>Réservations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a xlink:href="file://WIN-477LS0CAG27/Partages" xlink:type="simple">\\WIN-477LS0CAG27\Partages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Excel/Office trop lourd pour glisser-déposer</text:p>
          </table:table-cell>
        </table:table-row>
        <table:table-row table:style-name="ro1">
          <table:table-cell table:style-name="ce3" office:value-type="string" calcext:value-type="string">
            <text:p>Réservations</text:p>
          </table:table-cell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<text:a xlink:href="file://WIN-477LS0CAG27/Partages" xlink:type="simple">\\WIN-477LS0CAG27\Partages</text:a></text:p>
          </table:table-cell>
          <table:table-cell table:style-name="ce3" office:value-type="string" calcext:value-type="string">
            <text:p>oui</text:p>
          </table:table-cell>
          <table:table-cell table:style-name="ce8"/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<text:a xlink:href="file://WIN-477LS0CAG27/Partages" xlink:type="simple">\\WIN-477LS0CAG27\Partages</text:a>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Shortcut 7zip fonctionnel</text:p>
          </table:table-cell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<text:a xlink:href="file://WIN-477LS0CAG27/Partages" xlink:type="simple">\\WIN-477LS0CAG27\Partages</text:a></text:p>
          </table:table-cell>
          <table:table-cell table:style-name="ce3" office:value-type="string" calcext:value-type="string">
            <text:p>oui</text:p>
          </table:table-cell>
          <table:table-cell table:style-name="ce8"/>
        </table:table-row>
        <table:table-row table:style-name="ro1">
          <table:table-cell table:style-name="Default" table:number-columns-repeated="5"/>
          <table:table-cell office:value-type="string" calcext:value-type="string">
            <text:p>GPO shutdown 18h30 fonctionnel (task sheduler)</text:p>
          </table:table-cell>
        </table:table-row>
      </table:table>
      <table:named-expressions/>
      <table:database-ranges>
        <table:database-range table:name="__Anonymous_Sheet_DB__0" table:target-range-address="Feuille1.A1:Feuille1.B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09:43:25.352269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8:32:09.546881537</meta:creation-date>
    <dc:date>2025-03-14T10:35:08.480450724</dc:date>
    <meta:editing-duration>PT2H47M17S</meta:editing-duration>
    <meta:editing-cycles>2</meta:editing-cycles>
    <meta:generator>LibreOffice/24.8.5.2$Linux_X86_64 LibreOffice_project/27b361b745d0ea8f99bc93dfcb7a39098dfa5fff</meta:generator>
    <meta:document-statistic meta:table-count="1" meta:cell-count="61" meta:object-count="0"/>
  </office:meta>
</office:document-meta>
</file>